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Valparaiso (6-5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5-7)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alparaiso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.06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8</text:p>
          </table:table-cell>
          <table:table-cell office:value-type="string">
            <text:p>.229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27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1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25</text:p>
          </table:table-cell>
        </table:table-row>
      </table:table>
      <table:table table:name="Sheet 2">
        <table:table-row>
          <table:table-cell office:value-type="string">
            <text:p>Valparaiso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Flynders, Meliss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arlson, Katherine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33</text:p>
          </table:table-cell>
          <table:table-cell office:value-type="string">
            <text:p>.30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Bronner, Sydney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Zaleski, Lizzi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Cookerly, Ryle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rown, Alan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nderson, Brittan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tcham, Alli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-.03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Bulmahn, Jacly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Graboski, Taylor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3</text:p>
          </table:table-cell>
          <table:table-cell office:value-type="string">
            <text:p>.08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Cummings, Ally 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cCarthy, Peyton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5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19</text:p>
          </table:table-cell>
          <table:table-cell office:value-type="string">
            <text:p>136</text:p>
          </table:table-cell>
          <table:table-cell office:value-type="string">
            <text:p>.169</text:p>
          </table:table-cell>
          <table:table-cell office:value-type="string">
            <text:p>37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7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3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-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3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nnah Walk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6</text:p>
          </table:table-cell>
          <table:table-cell office:value-type="string">
            <text:p>16</text:p>
          </table:table-cell>
          <table:table-cell office:value-type="string">
            <text:p>120</text:p>
          </table:table-cell>
          <table:table-cell office:value-type="string">
            <text:p>.167</text:p>
          </table:table-cell>
          <table:table-cell office:value-type="string">
            <text:p>3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7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